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ize="16pt" style:font-size-asian="16pt" style:font-size-complex="16pt"/>
    </style:style>
    <style:style style:name="P3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4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5" style:parent-style-name="Car.predefinitoparagrafo" style:family="text">
      <style:text-properties style:font-name="Palatino Linotype" fo:font-style="italic" style:font-style-asian="italic" style:text-scale="105%"/>
    </style:style>
    <style:style style:name="T6" style:parent-style-name="Car.predefinitoparagrafo" style:family="text">
      <style:text-properties style:font-name="Cambria" style:text-scale="105%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9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10" style:parent-style-name="Car.predefinitoparagrafo" style:family="text">
      <style:text-properties style:font-name="Palatino Linotype" fo:font-style="italic" style:font-style-asian="italic" style:text-scale="105%"/>
    </style:style>
    <style:style style:name="T11" style:parent-style-name="Car.predefinitoparagrafo" style:family="text">
      <style:text-properties style:font-name="Cambria" style:text-scale="105%"/>
    </style:style>
    <style:style style:name="T12" style:parent-style-name="Car.predefinitoparagrafo" style:family="text">
      <style:text-properties style:font-name="Cambria" style:text-scale="105%"/>
    </style:style>
    <style:style style:name="T13" style:parent-style-name="Car.predefinitoparagrafo" style:family="text">
      <style:text-properties style:font-name="Cambria" style:text-scale="105%"/>
    </style:style>
    <style:style style:name="T14" style:parent-style-name="Car.predefinitoparagrafo" style:family="text">
      <style:text-properties style:font-name="Cambria" style:text-scale="105%"/>
    </style:style>
    <style:style style:name="P15" style:parent-style-name="Normale" style:family="paragraph">
      <style:paragraph-properties fo:text-align="center"/>
    </style:style>
    <style:style style:name="P16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17" style:parent-style-name="Car.predefinitoparagrafo" style:family="text">
      <style:text-properties style:font-name="Palatino Linotype" fo:font-style="italic" style:font-style-asian="italic" style:text-scale="105%"/>
    </style:style>
    <style:style style:name="T18" style:parent-style-name="Car.predefinitoparagrafo" style:family="text">
      <style:text-properties style:font-name="Cambria" style:text-scale="105%"/>
    </style:style>
    <style:style style:name="T19" style:parent-style-name="Car.predefinitoparagrafo" style:family="text">
      <style:text-properties style:font-name="Cambria" style:text-scale="105%"/>
    </style:style>
    <style:style style:name="T20" style:parent-style-name="Car.predefinitoparagrafo" style:family="text">
      <style:text-properties style:font-name="Cambria" style:text-scale="105%"/>
    </style:style>
    <style:style style:name="T21" style:parent-style-name="Car.predefinitoparagrafo" style:family="text">
      <style:text-properties style:font-name="Cambria" style:text-scale="105%"/>
    </style:style>
    <style:style style:name="T22" style:parent-style-name="Car.predefinitoparagrafo" style:family="text">
      <style:text-properties style:font-name="Cambria" style:text-scale="105%"/>
    </style:style>
    <style:style style:name="T23" style:parent-style-name="Car.predefinitoparagrafo" style:family="text">
      <style:text-properties style:font-name="Cambria" style:text-scale="105%"/>
    </style:style>
    <style:style style:name="T24" style:parent-style-name="Car.predefinitoparagrafo" style:family="text">
      <style:text-properties style:font-name="Cambria" style:text-scale="105%"/>
    </style:style>
    <style:style style:name="T25" style:parent-style-name="Car.predefinitoparagrafo" style:family="text">
      <style:text-properties style:font-name="Cambria" style:text-scale="105%"/>
    </style:style>
    <style:style style:name="P26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27" style:parent-style-name="Normale" style:family="paragraph">
      <style:paragraph-properties fo:text-align="center"/>
    </style:style>
    <style:style style:name="P28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29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30" style:parent-style-name="Car.predefinitoparagrafo" style:family="text">
      <style:text-properties style:font-name="Palatino Linotype" fo:font-style="italic" style:font-style-asian="italic" style:text-scale="105%"/>
    </style:style>
    <style:style style:name="T31" style:parent-style-name="Car.predefinitoparagrafo" style:family="text">
      <style:text-properties style:font-name="Cambria" style:text-scale="105%"/>
    </style:style>
    <style:style style:name="T32" style:parent-style-name="Car.predefinitoparagrafo" style:family="text">
      <style:text-properties style:font-name="Cambria" style:text-scale="105%"/>
    </style:style>
    <style:style style:name="P33" style:parent-style-name="Normale" style:family="paragraph">
      <style:paragraph-properties fo:text-align="center"/>
    </style:style>
    <style:style style:name="P34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35" style:parent-style-name="Normale" style:family="paragraph">
      <style:paragraph-properties fo:text-align="center"/>
    </style:style>
    <style:style style:name="P36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37" style:parent-style-name="Car.predefinitoparagrafo" style:family="text">
      <style:text-properties style:font-name="Palatino Linotype" fo:font-style="italic" style:font-style-asian="italic" style:text-scale="105%"/>
    </style:style>
    <style:style style:name="T38" style:parent-style-name="Car.predefinitoparagrafo" style:family="text">
      <style:text-properties style:font-name="Cambria" style:text-scale="105%"/>
    </style:style>
    <style:style style:name="T39" style:parent-style-name="Car.predefinitoparagrafo" style:family="text">
      <style:text-properties style:font-name="Cambria" style:text-scale="105%"/>
    </style:style>
    <style:style style:name="P40" style:parent-style-name="Normale" style:family="paragraph">
      <style:paragraph-properties fo:line-height="113%" fo:margin-left="0.5562in" fo:text-indent="-0.5368in">
        <style:tab-stops/>
      </style:paragraph-properties>
    </style:style>
    <style:style style:name="P41" style:parent-style-name="Normale" style:family="paragraph">
      <style:paragraph-properties fo:line-height="108%" fo:margin-left="1.027in" fo:margin-right="0.627in" fo:text-indent="-0.9527in">
        <style:tab-stops/>
      </style:paragraph-properties>
    </style:style>
    <style:style style:name="T42" style:parent-style-name="Car.predefinitoparagrafo" style:family="text">
      <style:text-properties style:font-name="Palatino Linotype" fo:font-style="italic" style:font-style-asian="italic" style:text-scale="105%"/>
    </style:style>
    <style:style style:name="T43" style:parent-style-name="Car.predefinitoparagrafo" style:family="text">
      <style:text-properties style:font-name="Cambria" style:text-scale="105%"/>
    </style:style>
    <style:style style:name="T44" style:parent-style-name="Car.predefinitoparagrafo" style:family="text">
      <style:text-properties style:font-name="Cambria" style:text-scale="105%"/>
    </style:style>
    <style:style style:name="T45" style:parent-style-name="Car.predefinitoparagrafo" style:family="text">
      <style:text-properties style:font-name="Cambria" style:text-scale="105%"/>
    </style:style>
    <style:style style:name="T46" style:parent-style-name="Car.predefinitoparagrafo" style:family="text">
      <style:text-properties style:font-name="Cambria" style:text-scale="105%"/>
    </style:style>
    <style:style style:name="T47" style:parent-style-name="Car.predefinitoparagrafo" style:family="text">
      <style:text-properties style:font-name="Cambria" style:text-scale="105%"/>
    </style:style>
    <style:style style:name="T48" style:parent-style-name="Car.predefinitoparagrafo" style:family="text">
      <style:text-properties style:font-name="Cambria" style:text-scale="105%"/>
    </style:style>
    <style:style style:name="T49" style:parent-style-name="Car.predefinitoparagrafo" style:family="text">
      <style:text-properties style:font-name="Cambria" style:text-scale="105%"/>
    </style:style>
    <style:style style:name="P50" style:parent-style-name="Normale" style:family="paragraph">
      <style:paragraph-properties fo:text-align="center">
        <style:tab-stops>
          <style:tab-stop style:type="left" style:position="0.8166in"/>
        </style:tab-stops>
      </style:paragraph-properties>
    </style:style>
    <style:style style:family="graphic" style:name="a10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 fo:clip="rect(0in, 0in, 0in, 0in)"/>
    </style:style>
    <style:style style:family="graphic" style:name="a13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wrap-option="wrap" fo:border="0.00667in solid #000000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wrap-option="wrap" fo:border="none" fo:padding-top="0in" fo:padding-bottom="0in" fo:padding-left="0in" fo:padding-right="0in" fo:background-color="#e6e6e6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Schema Logico</text:span></text:p>
      <text:p text:style-name="Normale"><draw:frame draw:z-index="251659264" draw:id="id0" draw:style-name="a0" draw:name="Textbox 63" text:anchor-type="paragraph" svg:x="1.275in" svg:y="0.32847in" svg:width="5.66667in" svg:height="0.40556in" style:rel-width="scale" style:rel-height="scale"><draw:text-box><text:p text:style-name="P3">Utente (Username,email,password)</text:p></draw:text-box><svg:title/><svg:desc/></draw:frame><draw:frame draw:z-index="251661312" draw:id="id1" draw:style-name="a1" draw:name="Textbox 64" text:anchor-type="paragraph" svg:x="1.275in" svg:y="0.89514in" svg:width="5.66667in" svg:height="0.64167in" style:rel-width="scale" style:rel-height="scale"><draw:text-box><text:p text:style-name="P4"><text:span text:style-name="T5">Chiavi esterne</text:span><text:span text:style-name="T6">:<text:s/></text:span></text:p></draw:text-box><svg:title/><svg:desc/></draw:frame></text:p>
      <text:p text:style-name="P7"><draw:frame draw:z-index="251663360" draw:id="id2" draw:style-name="a2" draw:name="Textbox 63" text:anchor-type="paragraph" svg:x="1.25833in" svg:y="1.575in" svg:width="5.68333in" svg:height="0.40556in" style:rel-width="scale" style:rel-height="scale"><draw:text-box><text:p text:style-name="P8">Gruppo (IdGruppo ,nome.tag,data_creazione,FK<text:s/>username)</text:p></draw:text-box><svg:title/><svg:desc/></draw:frame><draw:frame draw:z-index="251665408" draw:id="id3" draw:style-name="a3" draw:name="Textbox 64" text:anchor-type="paragraph" svg:x="1.25833in" svg:y="2.08333in" svg:width="5.68333in" svg:height="0.64167in" style:rel-width="scale" style:rel-height="scale"><draw:text-box><text:p text:style-name="P9"><text:span text:style-name="T10">Chiavi esterne</text:span><text:span text:style-name="T11">: FK_</text:span><text:span text:style-name="T12">Utente</text:span><text:span text:style-name="T13"><text:s/>↪<text:s/></text:span><text:span text:style-name="T14">Utente.username Utente <text:s text:c="7"/></text:span></text:p></draw:text-box><svg:title/><svg:desc/></draw:frame><draw:frame draw:style-name="a4" draw:name="Immagine 1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15"><draw:frame draw:z-index="251668480" draw:id="id4" draw:style-name="a5" draw:name="Textbox 64" text:anchor-type="paragraph" svg:x="1.25833in" svg:y="2.16319in" svg:width="5.68333in" svg:height="0.64167in" style:rel-width="scale" style:rel-height="scale"><draw:text-box><text:p text:style-name="P16"><text:span text:style-name="T17">Chiavi esterne</text:span><text:span text:style-name="T18">: FK_</text:span><text:span text:style-name="T19">Utente</text:span><text:span text:style-name="T20"><text:s/>↪</text:span><text:span text:style-name="T21">Utente.username Utente</text:span><text:span text:style-name="T22"><text:s/></text:span><text:span text:style-name="T23"><text:s text:c="40"/>FK Gruppo<text:s/></text:span><text:span text:style-name="T24">↪<text:s/></text:span><text:span text:style-name="T25">Gruppo.IDgruppo Gruppo</text:span></text:p></draw:text-box><svg:title/><svg:desc/></draw:frame><draw:frame draw:z-index="251667456" draw:id="id5" draw:style-name="a6" draw:name="Textbox 63" text:anchor-type="paragraph" svg:x="1.275in" svg:y="1.61319in" svg:width="5.66667in" svg:height="0.40556in" style:rel-width="scale" style:rel-height="scale"><draw:text-box><text:p text:style-name="P26">Richiesta (IdRichiesta,data_richiesta,ora_richiesta,testo,esito,FK<text:s/>Username,FK IdGruppo)</text:p></draw:text-box><svg:title/><svg:desc/></draw:frame><draw:frame draw:style-name="a7" draw:name="Immagine 2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27"><draw:frame draw:z-index="251672576" draw:id="id6" draw:style-name="a8" draw:name="Textbox 63" text:anchor-type="paragraph" svg:x="1.275in" svg:y="1.6625in" svg:width="5.66667in" svg:height="0.40556in" style:rel-width="scale" style:rel-height="scale"><draw:text-box><text:p text:style-name="P28">Post<text:s/>(IdPost,foto,testo,data_pubblicazione,ora_pubblicazione,<text:s/>FK IdGruppo,<text:s/>FK Username)</text:p></draw:text-box><svg:title/><svg:desc/></draw:frame><draw:frame draw:style-name="a9" draw:name="Immagine 3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Normale"><draw:frame draw:z-index="251673600" draw:id="id7" draw:style-name="a10" draw:name="Textbox 64" text:anchor-type="paragraph" svg:x="1.28333in" svg:y="0.62917in" svg:width="5.65833in" svg:height="0.64167in" style:rel-width="scale" style:rel-height="scale"><draw:text-box><text:p text:style-name="P29"><text:span text:style-name="T30">Chiavi esterne</text:span><text:span text:style-name="T31">:<text:s/></text:span><text:span text:style-name="T32">FK Gruppo ↪ Gruppo.IDgruppo Gruppo <text:s text:c="20"/>FK_Utente ↪ Utente.username Utente <text:s text:c="48"/></text:span></text:p></draw:text-box><svg:title/><svg:desc/></draw:frame></text:p>
      <text:p text:style-name="P33"><draw:frame draw:z-index="251669504" draw:id="id8" draw:style-name="a11" draw:name="Textbox 63" text:anchor-type="paragraph" svg:x="1.28333in" svg:y="0.87361in" svg:width="5.65833in" svg:height="0.40556in" style:rel-width="scale" style:rel-height="scale"><draw:text-box><text:p text:style-name="P34">Notifica(idNotifica,data,ora,<text:s/>FK Username,PK IdPost)</text:p></draw:text-box><svg:title/><svg:desc/></draw:frame><draw:frame draw:style-name="a12" draw:name="Immagine 656667972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P35"><draw:frame draw:z-index="251675648" draw:id="id9" draw:style-name="a13" draw:name="Textbox 64" text:anchor-type="paragraph" svg:x="1.275in" svg:y="2.15417in" svg:width="5.71389in" svg:height="0.64167in" style:rel-width="scale" style:rel-height="scale"><draw:text-box><text:p text:style-name="P36"><text:span text:style-name="T37">Chiavi esterne</text:span><text:span text:style-name="T38">:<text:s/></text:span><text:span text:style-name="T39">FK_Utente ↪ Utente.username Utente <text:s text:c="36"/>FK Post ↪ Post.IdPost Post</text:span></text:p></draw:text-box><svg:title/><svg:desc/></draw:frame><draw:frame draw:z-index="251674624" draw:id="id10" draw:style-name="a14" draw:name="Textbox 63" text:anchor-type="paragraph" svg:x="1.275in" svg:y="1.55417in" svg:width="5.66667in" svg:height="0.40556in" style:rel-width="scale" style:rel-height="scale"><draw:text-box><text:p text:style-name="P40">Interazione(IdInterazione,data,ora,testo,tipo_interazione,<text:s/>FK Username,PK IdPost)</text:p></draw:text-box><svg:title/><svg:desc/></draw:frame><draw:frame draw:z-index="251670528" draw:id="id11" draw:style-name="a15" draw:name="Textbox 64" text:anchor-type="paragraph" svg:x="1.28333in" svg:y="0.62917in" svg:width="5.65833in" svg:height="0.64167in" style:rel-width="scale" style:rel-height="scale"><draw:text-box><text:p text:style-name="P41"><text:span text:style-name="T42">Chiavi esterne</text:span><text:span text:style-name="T43">:<text:s/></text:span><text:span text:style-name="T44">FK_Utente ↪ Utente.username Utente <text:s text:c="36"/></text:span><text:span text:style-name="T45">FK</text:span><text:span text:style-name="T46"><text:s/>Post</text:span><text:span text:style-name="T47"><text:s/>↪<text:s/></text:span><text:span text:style-name="T48">Post.I</text:span><text:span text:style-name="T49">dPost Post</text:span></text:p></draw:text-box><svg:title/><svg:desc/></draw:frame></text:p>
      <text:p text:style-name="P50"><draw:frame draw:style-name="a16" draw:name="Immagine 486066469" text:anchor-type="as-char" svg:x="0in" svg:y="0in" svg:width="5.71389in" svg:height="0.02014in" style:rel-width="scale" style:rel-height="scale"><draw:image xlink:href="media/image1.png" xlink:type="simple" xlink:show="embed" xlink:actuate="onLoad"/><svg:title/><svg:desc/></draw:frame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GI BOVE</meta:initial-creator>
    <dc:creator>LUIGI BOVE</dc:creator>
    <meta:creation-date>2023-12-09T07:52:00Z</meta:creation-date>
    <dc:date>2023-12-09T08:40:00Z</dc:date>
    <meta:template xlink:href="Normal" xlink:type="simple"/>
    <meta:editing-cycles>1</meta:editing-cycles>
    <meta:editing-duration>PT0S</meta:editing-duration>
    <meta:document-statistic meta:page-count="1" meta:paragraph-count="1" meta:word-count="5" meta:character-count="39" meta:row-count="1" meta:non-whitespace-character-count="35"/>
  </office:meta>
</office:document-meta>
</file>